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6" style:family="table">
      <style:table-properties style:width="6.6861in" fo:margin-left="0in" fo:margin-top="0in" fo:margin-bottom="0in" table:align="left" style:writing-mode="lr-tb"/>
    </style:style>
    <style:style style:name="Table6.A" style:family="table-column">
      <style:table-column-properties style:column-width="1.8674in"/>
    </style:style>
    <style:style style:name="Table6.B" style:family="table-column">
      <style:table-column-properties style:column-width="4.818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6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6.A3" style:family="table-cell">
      <style:table-cell-properties fo:padding-left="0.0785in" fo:padding-right="0.075in" fo:padding-top="0in" fo:padding-bottom="0in" fo:border="0.5pt solid #c9c9c9"/>
    </style:style>
    <style:style style:name="Table6.B3" style:family="table-cell">
      <style:table-cell-properties fo:padding-left="0.0785in" fo:padding-right="0.075in" fo:padding-top="0in" fo:padding-bottom="0in" fo:border="0.5pt solid #c9c9c9"/>
    </style:style>
    <style:style style:name="Table6.A5" style:family="table-cell">
      <style:table-cell-properties fo:padding-left="0.0785in" fo:padding-right="0.075in" fo:padding-top="0in" fo:padding-bottom="0in" fo:border="0.5pt solid #c9c9c9"/>
    </style:style>
    <style:style style:name="Table6.B5" style:family="table-cell">
      <style:table-cell-properties fo:padding-left="0.0785in" fo:padding-right="0.075in" fo:padding-top="0in" fo:padding-bottom="0in" fo:border="0.5pt solid #c9c9c9"/>
    </style:style>
    <style:style style:name="Table6.A7" style:family="table-cell">
      <style:table-cell-properties fo:padding-left="0.0785in" fo:padding-right="0.075in" fo:padding-top="0in" fo:padding-bottom="0in" fo:border="0.5pt solid #c9c9c9"/>
    </style:style>
    <style:style style:name="Table6.B7" style:family="table-cell">
      <style:table-cell-properties fo:padding-left="0.0785in" fo:padding-right="0.075in" fo:padding-top="0in" fo:padding-bottom="0in" fo:border="0.5pt solid #c9c9c9"/>
    </style:style>
    <style:style style:name="P1" style:family="paragraph" style:parent-style-name="Standard">
      <style:text-properties officeooo:paragraph-rsid="001101b0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Century Gothic" fo:font-size="9pt" fo:font-weight="bold" officeooo:paragraph-rsid="001101b0" style:font-size-asian="9pt" style:font-weight-asian="bold" style:font-size-complex="9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ffffff" fo:font-weight="bold" officeooo:paragraph-rsid="001101b0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font-weight="bold" officeooo:paragraph-rsid="001101b0" style:font-size-asian="9pt" style:font-weight-asian="bold" style:font-size-complex="9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2.6146in"/>
        </style:tab-stops>
      </style:paragraph-properties>
      <style:text-properties style:font-name="Century Gothic" fo:font-size="9pt" fo:font-weight="bold" officeooo:paragraph-rsid="001101b0" style:font-size-asian="9pt" style:font-weight-asian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Century Gothic" fo:font-size="9pt" officeooo:paragraph-rsid="001101b0" style:font-size-asian="9pt" style:font-size-complex="9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Century Gothic" fo:font-size="9pt" officeooo:paragraph-rsid="001101b0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language="en" fo:country="US" fo:font-weight="bold" officeooo:paragraph-rsid="001101b0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language="en" fo:country="US" officeooo:paragraph-rsid="001101b0" style:font-size-asian="9pt" style:font-size-complex="9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language="en" fo:country="US" officeooo:paragraph-rsid="001101b0" style:font-size-asian="9pt" style:font-size-complex="9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weight="bold" officeooo:paragraph-rsid="001101b0" style:font-weight-asian="bold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paragraph-rsid="001101b0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rsid="001101b0" officeooo:paragraph-rsid="001101b0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rsid="001101b0" officeooo:paragraph-rsid="001101b0"/>
    </style:style>
    <style:style style:name="P15" style:family="paragraph" style:parent-style-name="List_20_Paragraph" style:list-style-name="WWNum5">
      <style:paragraph-properties fo:margin-top="0in" fo:margin-bottom="0in" loext:contextual-spacing="true" fo:line-height="100%" fo:text-align="justify" style:justify-single-word="false">
        <style:tab-stops>
          <style:tab-stop style:position="2.6146in"/>
        </style:tab-stops>
      </style:paragraph-properties>
      <style:text-properties officeooo:paragraph-rsid="00125969"/>
    </style:style>
    <style:style style:name="P16" style:family="paragraph" style:parent-style-name="List_20_Paragraph" style:list-style-name="WWNum2">
      <style:paragraph-properties fo:margin-top="0in" fo:margin-bottom="0in" loext:contextual-spacing="true" fo:line-height="100%"/>
      <style:text-properties officeooo:rsid="001101b0" officeooo:paragraph-rsid="001101b0"/>
    </style:style>
    <style:style style:name="P17" style:family="paragraph" style:parent-style-name="List_20_Paragraph" style:list-style-name="WWNum2">
      <style:paragraph-properties fo:margin-top="0in" fo:margin-bottom="0in" loext:contextual-spacing="true" fo:line-height="100%"/>
      <style:text-properties officeooo:rsid="00111d97" officeooo:paragraph-rsid="00111d97"/>
    </style:style>
    <style:style style:name="P18" style:family="paragraph" style:parent-style-name="List_20_Paragraph" style:list-style-name="WWNum2">
      <style:paragraph-properties fo:margin-top="0in" fo:margin-bottom="0in" loext:contextual-spacing="true" fo:line-height="100%"/>
      <style:text-properties officeooo:rsid="00125969" officeooo:paragraph-rsid="00125969"/>
    </style:style>
    <style:style style:name="P19" style:family="paragraph" style:parent-style-name="List_20_Paragraph" style:list-style-name="WWNum13">
      <style:paragraph-properties fo:margin-left="0.4862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01b0"/>
    </style:style>
    <style:style style:name="P20" style:family="paragraph" style:parent-style-name="List_20_Paragraph" style:list-style-name="WWNum13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rsid="001101b0" officeooo:paragraph-rsid="001101b0"/>
    </style:style>
    <style:style style:name="P21" style:family="paragraph" style:parent-style-name="List_20_Paragraph" style:list-style-name="WWNum13">
      <style:paragraph-properties fo:margin-left="2.8484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01b0"/>
    </style:style>
    <style:style style:name="P22" style:family="paragraph" style:parent-style-name="List_20_Paragraph" style:list-style-name="WWNum13">
      <style:paragraph-properties fo:margin-left="2.8484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rsid="001101b0" officeooo:paragraph-rsid="001101b0"/>
    </style:style>
    <style:style style:name="P23" style:family="paragraph" style:parent-style-name="List_20_Paragraph" style:list-style-name="WWNum13">
      <style:paragraph-properties fo:margin-left="2.8484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rsid="00111d97" officeooo:paragraph-rsid="00111d97"/>
    </style:style>
    <style:style style:name="T1" style:family="text">
      <style:text-properties style:font-name="Century Gothic" fo:font-size="9pt" style:font-size-asian="9pt"/>
    </style:style>
    <style:style style:name="T2" style:family="text">
      <style:text-properties style:font-name="Century Gothic" fo:font-size="9pt" style:font-size-asian="9pt" style:font-size-complex="9pt"/>
    </style:style>
    <style:style style:name="T3" style:family="text">
      <style:text-properties style:font-name="Century Gothic" fo:font-size="9pt" officeooo:rsid="001101b0" style:font-size-asian="9pt"/>
    </style:style>
    <style:style style:name="T4" style:family="text">
      <style:text-properties style:font-name="Century Gothic" fo:font-size="9pt" officeooo:rsid="00111d97" style:font-size-asian="9pt"/>
    </style:style>
    <style:style style:name="T5" style:family="text">
      <style:text-properties style:font-name="Century Gothic" fo:font-size="9pt" officeooo:rsid="00125969" style:font-size-asian="9pt"/>
    </style:style>
    <style:style style:name="T6" style:family="text">
      <style:text-properties style:font-name="Century Gothic" fo:font-size="9pt" fo:language="en" fo:country="US" style:font-size-asian="9pt" style:font-size-complex="9pt"/>
    </style:style>
    <style:style style:name="T7" style:family="text">
      <style:text-properties style:font-name="Century Gothic" fo:font-size="10pt" fo:font-style="italic" fo:font-weight="bold" style:font-size-asian="10pt" style:font-style-asian="italic" style:font-weight-asian="bold" style:font-size-complex="9pt"/>
    </style:style>
    <style:style style:name="T8" style:family="text">
      <style:text-properties style:font-name="Century Gothic" fo:font-size="10pt" fo:font-style="italic" fo:font-weight="bold" officeooo:rsid="00133907" style:font-size-asian="10pt" style:font-style-asian="italic" style:font-weight-asian="bold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3"><text:span text:style-name="T2">UC_3.0</text:span></text:p>
          </table:table-cell>
        </table:table-row>
        <table:table-row table:style-name="Table6.1">
          <table:table-cell table:style-name="Table6.A2" office:value-type="string">
            <text:p text:style-name="P4"/>
            <text:p text:style-name="P11"><text:span text:style-name="T2">NAME</text:span></text:p>
            <text:p text:style-name="P4"/>
          </table:table-cell>
          <table:table-cell table:style-name="Table6.A2" office:value-type="string">
            <text:p text:style-name="P6"/>
            <text:p text:style-name="P13"><text:span text:style-name="T7">Aggiun</text:span><text:span text:style-name="T8">ta</text:span><text:span text:style-name="T7">Nemici</text:span></text:p>
          </table:table-cell>
        </table:table-row>
        <table:table-row table:style-name="Table6.1">
          <table:table-cell table:style-name="Table6.A3" office:value-type="string">
            <text:p text:style-name="P4"/>
            <text:p text:style-name="P11"><text:span text:style-name="T2">ACTORS</text:span></text:p>
            <text:p text:style-name="P4"/>
          </table:table-cell>
          <table:table-cell table:style-name="Table6.B3" office:value-type="string">
            <text:p text:style-name="P6"/>
            <text:p text:style-name="P13"><text:span text:style-name="T2">UtenteModeratore</text:span></text:p>
          </table:table-cell>
        </table:table-row>
        <table:table-row table:style-name="Table6.1">
          <table:table-cell table:style-name="Table6.A2" office:value-type="string">
            <text:p text:style-name="P8"/>
            <text:p text:style-name="P11"><text:span text:style-name="T6">ENTRY CONDITION</text:span></text:p>
            <text:p text:style-name="P8"/>
          </table:table-cell>
          <table:table-cell table:style-name="Table6.A2" office:value-type="string">
            <text:p text:style-name="P9"/>
            <text:list xml:id="list3223051041" text:style-name="WWNum2">
              <text:list-item>
                <text:p text:style-name="P16"><text:span text:style-name="T2">UtenteModeratore è nella pagina con l'editor della sessione</text:span></text:p>
              </text:list-item>
            </text:list>
          </table:table-cell>
        </table:table-row>
        <table:table-row table:style-name="Table6.1">
          <table:table-cell table:style-name="Table6.A5" office:value-type="string">
            <text:p text:style-name="P4"/>
            <text:p text:style-name="P11"><text:span text:style-name="T6">FLOW OF EVENTS</text:span></text:p>
            <text:p text:style-name="P8"/>
          </table:table-cell>
          <table:table-cell table:style-name="Table6.B5" office:value-type="string">
            <text:p text:style-name="P9"/>
            <text:p text:style-name="P12"><text:span text:style-name="T6"><text:s text:c="19"/>UTENTE <text:s text:c="67"/>SISTEMA</text:span></text:p>
            <text:p text:style-name="P9"/>
            <text:list xml:id="list1430798295" text:style-name="WWNum13">
              <text:list-item>
                <text:p text:style-name="P19"><text:span text:style-name="T1">Utente</text:span><text:span text:style-name="T3">Moderatore clicca sul pulsante "+" in corrispondenza di ogni nemico che intende aggiungere allo scontro della sessione corrente.</text:span></text:p>
              </text:list-item>
              <text:list-item>
                <text:p text:style-name="P20"><text:span text:style-name="T1">Il sistema modifica il contatore di nemici presente nella pagina.</text:span></text:p>
              </text:list-item>
              <text:list-item>
                <text:p text:style-name="P19"><text:span text:style-name="T1">UtenteLoggato </text:span><text:span text:style-name="T3">clicca il pulsante per salvare le modifiche.</text:span></text:p>
              </text:list-item>
              <text:list-item>
                <text:p text:style-name="P22"><text:span text:style-name="T1">Il sistema aggiunge il nemico nel menu a fisarmonica presente nella schermata dello scontro.</text:span></text:p>
              </text:list-item>
              <text:list-item>
                <text:p text:style-name="P22"><text:span text:style-name="T1">Il sistema </text:span><text:span text:style-name="T4">aggiorna la lista dell'ordine di chiamata.</text:span></text:p>
              </text:list-item>
              <text:list-item>
                <text:p text:style-name="P21"><text:span text:style-name="T1">Il</text:span><text:span text:style-name="T3"> sistema memorizza le modifiche apportate alla sessione.</text:span></text:p>
              </text:list-item>
              <text:list-item>
                <text:p text:style-name="P23"><text:span text:style-name="T1">Il sistema reinderizza UtenteRegistrato alla schermata dello scontro.</text:span></text:p>
              </text:list-item>
            </text:list>
            <text:p text:style-name="P6"/>
          </table:table-cell>
        </table:table-row>
        <table:table-row table:style-name="Table6.1">
          <table:table-cell table:style-name="Table6.A2" office:value-type="string">
            <text:p text:style-name="P4"/>
            <text:p text:style-name="P11"><text:span text:style-name="T2">EXIT CONDITION</text:span></text:p>
            <text:p text:style-name="P4"/>
          </table:table-cell>
          <table:table-cell table:style-name="Table6.A2" office:value-type="string">
            <text:p text:style-name="P6"/>
            <text:list xml:id="list172952391845380" text:continue-list="list3223051041" text:style-name="WWNum2">
              <text:list-item>
                <text:p text:style-name="P17"><text:span text:style-name="T2">Il sistema ha aggiunto i nemici allo scontro della sessione.</text:span></text:p>
              </text:list-item>
            </text:list>
          </table:table-cell>
        </table:table-row>
        <table:table-row table:style-name="Table6.1">
          <table:table-cell table:style-name="Table6.A7" office:value-type="string">
            <text:p text:style-name="P4"/>
            <text:p text:style-name="P11"><text:span text:style-name="T2">QUALITY REQUIREMENTS</text:span></text:p>
            <text:p text:style-name="P4"/>
          </table:table-cell>
          <table:table-cell table:style-name="Table6.B7" office:value-type="string">
            <text:p text:style-name="P5"/>
            <text:list xml:id="list1740832386" text:style-name="WWNum5">
              <text:list-item>
                <text:p text:style-name="P15"><text:span text:style-name="T5">La sessione viene aggiornata nell'arco di pochi secondi.</text:span></text:p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4"/>
            <text:p text:style-name="P11"><text:span text:style-name="T2">EXCEPTIONAL CONDITION</text:span></text:p>
            <text:p text:style-name="P4"/>
          </table:table-cell>
          <table:table-cell table:style-name="Table6.A2" office:value-type="string">
            <text:p text:style-name="P6"/>
            <text:list xml:id="list172952899835132" text:continue-list="list172952391845380" text:style-name="WWNum2">
              <text:list-item>
                <text:p text:style-name="P18"><text:span text:style-name="T2">Se al punto 1 UtenteModeratore clicca sul pulsante "-" il sistema diminuisce di uno il contatore corrispondente.</text:span></text:p>
              </text:list-item>
              <text:list-item>
                <text:p text:style-name="P18"><text:span text:style-name="T2">Se al punto 1 UtenteModeratore clicca sul pulsante "-" e il contatore è pari a zero, il sistema ignora l'azione.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73" style:display-name="ListLabel 73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1" meta:image-count="0" meta:object-count="0" meta:page-count="1" meta:paragraph-count="23" meta:word-count="167" meta:character-count="1177" meta:non-whitespace-character-count="959"/>
  </office:meta>
</office:document-meta>
</file>